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49d5a" officeooo:paragraph-rsid="00249d5a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49d5a" officeooo:paragraph-rsid="00249d5a" style:font-weight-asian="normal" style:font-weight-complex="normal"/>
    </style:style>
    <style:style style:name="P7" style:family="paragraph" style:parent-style-name="Standard">
      <style:text-properties fo:color="#0066cc" fo:font-weight="normal" officeooo:rsid="00249d5a" officeooo:paragraph-rsid="00249d5a" style:font-weight-asian="normal" style:font-weight-complex="normal"/>
    </style:style>
    <style:style style:name="P8" style:family="paragraph" style:parent-style-name="Standard">
      <style:text-properties fo:color="#000000" fo:font-weight="bold" officeooo:rsid="00249d5a" officeooo:paragraph-rsid="00249d5a" style:font-weight-asian="bold" style:font-weight-complex="bold"/>
    </style:style>
    <style:style style:name="P9" style:family="paragraph" style:parent-style-name="Standard">
      <style:text-properties fo:color="#ff3333" fo:font-weight="bold" officeooo:rsid="00249d5a" officeooo:paragraph-rsid="00249d5a" style:font-weight-asian="bold" style:font-weight-complex="bold"/>
    </style:style>
    <style:style style:name="P10" style:family="paragraph" style:parent-style-name="Standard">
      <style:text-properties fo:color="#ff3333" fo:font-weight="normal" officeooo:rsid="00249d5a" officeooo:paragraph-rsid="00249d5a" style:font-weight-asian="normal" style:font-weight-complex="normal"/>
    </style:style>
    <style:style style:name="T1" style:family="text">
      <style:text-properties officeooo:rsid="00249d5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4</text:span>L<text:span text:style-name="T1">2</text:span> Notes</text:p>
      <text:p text:style-name="P1"/>
      <text:p text:style-name="P2">Objectives:</text:p>
      <text:list xml:id="list675398068958541718" text:style-name="L1">
        <text:list-item>
          <text:p text:style-name="P5">Determine the oxidation number of an atom of any element in a pure substance.</text:p>
        </text:list-item>
        <text:list-item>
          <text:p text:style-name="P5">Define oxidaiton and reduction in terms of a change in oxidation number and identify atoms being oxidized or reduced in redox reactions.</text:p>
        </text:list-item>
      </text:list>
      <text:p text:style-name="P2"/>
      <text:p text:style-name="P2">Key Concepts:</text:p>
      <text:list xml:id="list5414854844087438280" text:style-name="L2">
        <text:list-item>
          <text:p text:style-name="P6">What is the general rule for assigning oxidation numbers?</text:p>
        </text:list-item>
        <text:list-item>
          <text:p text:style-name="P6">How are oxidation and reduction defined in terms of a change in oxidation number?</text:p>
        </text:list-item>
      </text:list>
      <text:p text:style-name="P7"/>
      <text:p text:style-name="P7"/>
      <text:p text:style-name="P8">Oxidation Number</text:p>
      <text:p text:style-name="P8"/>
      <text:p text:style-name="P8"><text:tab/><text:span text:style-name="T2">An </text:span><text:span text:style-name="T4">oxidation number</text:span><text:span text:style-name="T6"> is a positive or negative number assigned to an atom to indicate its degree <text:tab/>of oxidation or reduction.</text:span></text:p>
      <text:p text:style-name="P8"><text:span text:style-name="T6"/></text:p>
      <text:p text:style-name="P9"><text:span text:style-name="T6"><text:tab/>As a general rule, a bonded atom's oxidation number is the charge that it would have if the <text:tab/>electrons in the bond were assigned to the atom of the more electonegative element.</text:span></text:p>
      <text:p text:style-name="P8"/>
      <text:p text:style-name="P8">..</text:p>
      <text:p text:style-name="P8"/>
      <text:p text:style-name="P10">An <text:span text:style-name="T3">increase</text:span><text:span text:style-name="T5"> in the oxidation number of an atom or ion indicates oxidation.</text:span></text:p>
      <text:p text:style-name="P10"><text:span text:style-name="T5">A </text:span><text:span text:style-name="T3">decrease</text:span><text:span text:style-name="T5"> in the oxidation number of an atom or ion indicates reduction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5-23T17:57:25.056809468</dc:date>
    <meta:editing-duration>PT20H40M31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1" meta:paragraph-count="13" meta:word-count="150" meta:character-count="855" meta:non-whitespace-character-count="718"/>
  </office:meta>
</office:document-meta>
</file>